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presentation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presentation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presentation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212cm" fo:margin-bottom="0cm" fo:text-align="justify" style:justify-single-word="false"/>
      <style:text-properties fo:font-size="18pt" style:text-underline-style="solid" style:text-underline-width="auto" style:text-underline-color="font-color" style:font-size-asian="18pt"/>
    </style:style>
    <style:style style:name="P2" style:family="paragraph" style:parent-style-name="Standard">
      <style:paragraph-properties fo:margin-top="0.212cm" fo:margin-bottom="0cm" fo:text-align="justify" style:justify-single-word="false"/>
      <style:text-properties fo:font-size="18pt" style:text-underline-style="solid" style:text-underline-width="auto" style:text-underline-color="font-color" style:font-size-asian="18pt"/>
    </style:style>
    <style:style style:name="P3" style:family="paragraph" style:parent-style-name="Standard" style:list-style-name="WW8Num1">
      <style:paragraph-properties fo:margin-top="0.212cm" fo:margin-bottom="0cm" fo:text-align="justify" style:justify-single-word="false"/>
    </style:style>
    <style:style style:name="P4" style:family="paragraph" style:parent-style-name="Standard">
      <style:paragraph-properties fo:margin-top="0.212cm" fo:margin-bottom="0cm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1">
      <style:paragraph-properties fo:margin-left="-0.005cm" fo:margin-right="0cm" fo:margin-top="0.212cm" fo:margin-bottom="0.423cm" fo:text-align="justify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onotype Corsiva"/>
    </style:style>
    <style:style style:name="T3" style:family="text">
      <style:text-properties fo:font-weight="bold" style:font-weight-asian="bold"/>
    </style:style>
    <style:style style:name="fr1" style:family="graphic" style:parent-style-name="OLE">
      <style:graphic-properties fo:margin-left="0.026cm" fo:margin-right="0cm" fo:margin-top="0.026cm" fo:margin-bottom="0cm" style:vertical-pos="top" style:vertical-rel="baseline" fo:padding-left="0.263cm" fo:padding-right="0.263cm" fo:padding-top="0.136cm" fo:padding-bottom="0.136cm" fo:border="0.018cm solid #000000" style:shadow="#000000 0.028cm 0.028cm"/>
    </style:style>
    <style:style style:name="Sect1" style:family="section">
      <style:section-properties style:writing-mode="lr-tb" style:editable="false">
        <style:columns fo:column-count="2">
          <style:column style:rel-width="5174*" fo:start-indent="0cm" fo:end-indent="0.125cm"/>
          <style:column style:rel-width="4464*" fo:start-indent="0.12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Scrivere</text:span> le seguenti diapositive:</text:p>
        </text:list-item>
      </text:list>
      <text:p text:style-name="P4"/>
      <text:section text:style-name="Sect1" text:name="Sezione1">
        <text:p text:style-name="P5"><draw:frame draw:style-name="fr1" draw:name="Oggetto1" text:anchor-type="as-char" svg:width="9.003cm" svg:height="6.78cm" draw:z-index="0"><draw:object xlink:href="./Object 1" xlink:type="simple" xlink:show="embed" xlink:actuate="onLoad"/><draw:image xlink:href="./ObjectReplacements/Object 1" xlink:type="simple" xlink:show="embed" xlink:actuate="onLoad"/></draw:frame>1</text:p>
        <text:p text:style-name="P4"><draw:frame draw:style-name="fr1" draw:name="Oggetto2" text:anchor-type="as-char" svg:width="9.003cm" svg:height="6.828cm" draw:z-index="1"><draw:object xlink:href="./Object 2" xlink:type="simple" xlink:show="embed" xlink:actuate="onLoad"/><draw:image xlink:href="./ObjectReplacements/Object 2" xlink:type="simple" xlink:show="embed" xlink:actuate="onLoad"/></draw:frame>2</text:p>
        <text:p text:style-name="P5"><draw:frame draw:style-name="fr1" draw:name="Oggetto3" text:anchor-type="as-char" svg:width="8.994cm" svg:height="6.802cm" draw:z-index="2"><draw:object xlink:href="./Object 3" xlink:type="simple" xlink:show="embed" xlink:actuate="onLoad"/><draw:image xlink:href="./ObjectReplacements/Object 3" xlink:type="simple" xlink:show="embed" xlink:actuate="onLoad"/></draw:frame>3</text:p>
        <text:p text:style-name="P4"><draw:frame draw:style-name="fr1" draw:name="Oggetto4" text:anchor-type="as-char" svg:width="9.003cm" svg:height="6.819cm" draw:z-index="3"><draw:object xlink:href="./Object 4" xlink:type="simple" xlink:show="embed" xlink:actuate="onLoad"/><draw:image xlink:href="./ObjectReplacements/Object 4" xlink:type="simple" xlink:show="embed" xlink:actuate="onLoad"/></draw:frame>4</text:p>
      </text:section>
      <text:section text:style-name="Sect2" text:name="Sezione2">
        <text:list text:style-name="WW8Num1" text:continue-numbering="true">
          <text:list-item>
            <text:p text:style-name="P6"><text:span text:style-name="T1">Allineare</text:span> il titolo della prima diapositiva a sinistra, <text:span text:style-name="T1">cambiare</text:span> tipo di carattere in <text:span text:style-name="T2">Monotype Corsiva</text:span> e portarla a 54 punti tipografici. <text:span text:style-name="T1">Allineare</text:span> il sottotitolo (la citazione) a sinistra.</text:p>
          </text:list-item>
          <text:list-item>
            <text:p text:style-name="P6"><text:span text:style-name="T1">Mettere</text:span> un bordo blu ai titoli delle diapositive con elenchi e allineare il testo a destra.</text:p>
          </text:list-item>
          <text:list-item>
            <text:p text:style-name="P6"><text:span text:style-name="T1">Cambiare</text:span> in grigio lo sfondo di tutte le diapositive.</text:p>
          </text:list-item>
          <text:list-item>
            <text:p text:style-name="P6"><text:span text:style-name="T1">Applicare</text:span> la struttura “Fuochi d’artificio”.</text:p>
          </text:list-item>
          <text:list-item>
            <text:p text:style-name="P6"><text:span text:style-name="T1">Salvare</text:span> la presentazione sul Desktop con il nome <text:span text:style-name="T3">goddard</text:span>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**</meta:initial-creator>
    <meta:creation-date>2006-07-20T01:47:00</meta:creation-date>
    <dc:creator>Marco</dc:creator>
    <dc:date>2006-07-20T01:47:00</dc:date>
    <meta:print-date>2005-12-19T14:53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4" meta:page-count="1" meta:paragraph-count="11" meta:word-count="76" meta:character-count="4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T1" style:family="text">
      <style:text-properties fo:color="#000000"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985cm" svg:x="1.905cm" svg:y="5.945cm" presentation:class="title" presentation:user-transformed="true">
          <draw:text-box>
            <text:p text:style-name="P1"><text:span text:style-name="T1">Robert H. Goddard</text:span><text:span text:style-name="T1"><text:line-break/></text:span><text:span text:style-name="T1">(1882 – 1945)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“La terra è la culla dell’umanità: non si può restare per sempre nella culla…”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fo:text-align="justify" text:enable-numbering="true" fo:text-indent="-0.952cm"/>
    </style:style>
    <style:style style:name="T1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L’antefatto</text:p>
          </draw:text-box>
        </draw:frame>
        <draw:frame presentation:style-name="pr2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id="id1" text:style-name="P3"><text:span text:style-name="T1">Professore di fisica, sognava il viaggio spaziale, affascinato dai racconti di Verne.</text:span></text:p>
              </text:list-item>
            </text:list>
            <text:list text:style-name="L2">
              <text:list-item>
                <text:p text:id="id2" text:style-name="P3"><text:span text:style-name="T1">Più che calcoli teorici, gli interessavano i risultati pratici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fo:line-height="90%" fo:text-align="justify" text:enable-numbering="true" fo:text-indent="-0.952cm"/>
    </style:style>
    <style:style style:name="P4" style:family="paragraph">
      <style:paragraph-properties fo:margin-left="0.952cm" fo:margin-right="0cm" fo:margin-top="0.282cm" fo:margin-bottom="0cm" fo:line-height="90%" fo:text-align="justify" text:enable-numbering="false" fo:text-indent="-0.952cm"/>
    </style:style>
    <style:style style:name="T1" style:family="text">
      <style:text-properties fo:language="it" fo:country="IT"/>
    </style:style>
    <style:style style:name="T2" style:family="text">
      <style:text-properties fo:language="en" fo:country="US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La situazione</text:p>
          </draw:text-box>
        </draw:frame>
        <draw:frame presentation:style-name="pr2" draw:text-style-name="P2" draw:layer="layout" svg:width="21.59cm" svg:height="12.063cm" svg:x="1.905cm" svg:y="5.503cm" presentation:class="outline" presentation:user-transformed="true">
          <draw:text-box>
            <text:list text:style-name="L2">
              <text:list-item>
                <text:p text:id="id1" text:style-name="P3"><text:span text:style-name="T1">1914: primo brevetto di sistema a razzo. E inventa il precursore del bazooka. Registrerà 214 brevetti.</text:span></text:p>
              </text:list-item>
            </text:list>
            <text:list text:style-name="L2">
              <text:list-item>
                <text:p text:id="id2" text:style-name="P3"><text:span text:style-name="T1">Fu deriso da molti (Prof. Lunatico) e lui non invitò mai la stampa ai suoi lanci. </text:span></text:p>
              </text:list-item>
            </text:list>
            <text:list text:style-name="L2">
              <text:list-item>
                <text:p text:id="id3" text:style-name="P3"><text:span text:style-name="T1">Capì che un combustibile buono poteva essere una miscela di idrogeno e ossigeno liquidi.</text:span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P4" style:family="paragraph">
      <style:paragraph-properties fo:margin-left="0.952cm" fo:margin-right="0cm" fo:margin-top="0.282cm" fo:margin-bottom="0cm" text:enable-numbering="false" fo:text-indent="-0.952cm"/>
    </style:style>
    <style:style style:name="T1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l primo lancio</text:p>
          </draw:text-box>
        </draw:frame>
        <draw:frame presentation:style-name="pr2" draw:text-style-name="P2" draw:layer="layout" svg:width="21.59cm" svg:height="11.657cm" svg:x="1.905cm" svg:y="5.503cm" presentation:class="outline" presentation:user-transformed="true">
          <draw:text-box>
            <text:list text:style-name="L2">
              <text:list-item>
                <text:p text:id="id1" text:style-name="P3"><text:span text:style-name="T1">Alla fine, il 16 marzo 1926, il lancio: un cilindro di alluminio lungo oltre tre metri salì una decina di metri e ricadde al suolo dopo un paio di secondi. </text:span></text:p>
              </text:list-item>
            </text:list>
            <text:list text:style-name="L2">
              <text:list-item>
                <text:p text:id="id2" text:style-name="P3"><text:span text:style-name="T1">I pompieri lo costringono ad abbandonare il Massachusetts e trasferirsi a Roswell, in New Mexico. 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audio xlink:href="file:///C:/prova/CAMERA.WAV"/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